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" style:family="paragraph" style:parent-style-name="Table_20_Contents">
      <style:text-properties fo:color="#0000ff" style:font-name="Liberation Sans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3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4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1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color="#0000ff" style:font-name="Liberation Sans" fo:font-weight="bold" style:font-weight-asian="bold" style:font-weight-complex="bold"/>
    </style:style>
    <style:style style:name="P13" style:family="paragraph" style:parent-style-name="Standard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5" style:family="paragraph" style:parent-style-name="Standard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6" style:family="paragraph" style:parent-style-name="Standard">
      <style:paragraph-properties fo:break-before="pag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7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8" style:family="paragraph" style:parent-style-name="Table_20_Contents" style:list-style-name="L1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9" style:family="paragraph" style:parent-style-name="Table_20_Contents">
      <style:text-properties fo:color="#0000ff" style:font-name="Liberation Sans" fo:font-size="10.5pt" style:font-name-asian="Monospace" style:font-size-asian="10.5pt" style:font-name-complex="Monospace" style:font-size-complex="10.5pt"/>
    </style:style>
    <style:style style:name="P20" style:family="paragraph" style:parent-style-name="Table_20_Contents">
      <style:text-properties fo:color="#0000ff" style:font-name="Liberation Sans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21" style:family="paragraph" style:parent-style-name="Table_20_Contents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22" style:family="paragraph" style:parent-style-name="Table_20_Contents">
      <style:text-properties fo:color="#0000ff" style:font-name="Liberation Sans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3" style:family="paragraph" style:parent-style-name="Table_20_Contents" style:list-style-name="L4"/>
    <style:style style:name="P24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font-name-asian="Monospace" style:font-size-asian="11pt" style:font-name-complex="Monospace" style:font-size-complex="11pt"/>
    </style:style>
    <style:style style:name="P25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6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27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28" style:family="paragraph" style:parent-style-name="Table_20_Contents" style:list-style-name="L5">
      <style:paragraph-properties fo:margin-left="0in" fo:margin-right="0in" fo:text-indent="-0.25in" style:auto-text-indent="false"/>
    </style:style>
    <style:style style:name="P29" style:family="paragraph" style:parent-style-name="Standard" style:list-style-name="L2"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30" style:family="paragraph" style:parent-style-name="Standard" style:list-style-name="L2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1" style:family="paragraph" style:parent-style-name="Standard" style:list-style-name="L2">
      <style:paragraph-properties fo:margin-left="0.9846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2" style:family="paragraph" style:parent-style-name="Standard" style:list-style-name="L2">
      <style:paragraph-properties fo:margin-left="0.4925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3" style:family="paragraph" style:parent-style-name="Standard" style:list-style-name="L2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3" style:family="text">
      <style:text-properties fo:color="#0000ff" style:font-name="Liberation Sans" fo:font-size="10.5pt" fo:font-weight="bold" style:font-name-asian="Monospace" style:font-size-asian="10.5pt" style:font-weight-asian="bold" style:font-name-complex="Monospace" style:font-size-complex="10.5pt" style:font-weight-complex="bold"/>
    </style:style>
    <style:style style:name="T4" style:family="text">
      <style:text-properties fo:color="#0000ff" style:font-name="Liberation Sans" fo:font-size="10.5pt" fo:font-style="italic" fo:font-weight="bold" style:font-name-asian="Monospace" style:font-size-asian="10.5pt" style:font-style-asian="italic" style:font-weight-asian="bold" style:font-name-complex="Monospace" style:font-size-complex="10.5pt" style:font-style-complex="italic" style:font-weight-complex="bold"/>
    </style:style>
    <style:style style:name="T5" style:family="text">
      <style:text-properties fo:color="#0000ff" style:font-name="Liberation Sans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style:font-name="Liberation Sans"/>
    </style:style>
    <style:style style:name="T7" style:family="text">
      <style:text-properties style:font-name="Liberation Sans" style:text-underline-style="none" style:font-name-asian="Monospace" style:font-name-complex="Monospace"/>
    </style:style>
    <style:style style:name="T8" style:family="text">
      <style:text-properties style:font-name="Liberation Sans"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9" style:family="text">
      <style:text-properties style:text-underline-style="none" style:font-name-asian="Monospace" style:font-name-complex="Monospace"/>
    </style:style>
    <style:style style:name="T10" style:family="text"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1" style:family="text">
      <style:text-properties fo:color="#000080" style:font-name="Liberation Mono" fo:font-size="9pt" fo:font-style="italic" style:text-underline-style="none" fo:font-weight="bold" style:font-name-asian="Monospace" style:font-size-asian="9pt" style:font-style-asian="italic" style:font-weight-asian="bold" style:font-name-complex="Monospace" style:font-size-complex="9pt" style:font-style-complex="italic" style:font-weight-complex="bold"/>
    </style:style>
    <style:style style:name="T12" style:family="text">
      <style:text-properties fo:color="#808080"/>
    </style:style>
    <style:style style:name="T13" style:family="text">
      <style:text-properties fo:color="#808080" style:font-name="Monospace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T14" style:family="text">
      <style:text-properties fo:color="#808080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15" style:family="text">
      <style:text-properties fo:color="#808080" style:font-name="Liberation Sans" fo:font-size="10.5pt" style:text-underline-style="none" fo:font-weight="bold" style:font-name-asian="Monospace" style:font-size-asian="10.5pt" style:font-weight-asian="bold" style:font-name-complex="Monospace" style:font-size-complex="10.5pt" style:font-weight-complex="bold"/>
    </style:style>
    <style:style style:name="T16" style:family="text">
      <style:text-properties fo:color="#808080" style:font-name="Liberation Sans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0" style:family="text">
      <style:text-properties fo:font-weight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weight-complex="normal"/>
    </style:style>
    <style:style style:name="T23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24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2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6" style:family="text">
      <style:text-properties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27" style:family="text">
      <style:text-properties style:font-name="Liberation Sans" fo:font-size="10.5pt" style:text-underline-style="none" fo:font-weight="bold" style:font-name-asian="Monospace" style:font-size-asian="10.5pt" style:font-weight-asian="bold" style:font-name-complex="Monospace" style:font-size-complex="10.5pt" style:font-weight-complex="bold"/>
    </style:style>
    <style:style style:name="T28" style:family="text">
      <style:text-properties style:font-name="Liberation Sans" style:font-weight-asian="normal"/>
    </style:style>
    <style:style style:name="T29" style:family="text">
      <style:text-properties style:font-name="Liberation Sans" fo:font-weight="normal" style:font-weight-asian="normal" style:font-weight-complex="normal"/>
    </style:style>
    <style:style style:name="T30" style:family="text">
      <style:text-properties style:font-name="Liberation Sans" style:font-name-asian="Monospace" style:font-name-complex="Monospace"/>
    </style:style>
    <style:style style:name="T31" style:family="text">
      <style:text-properties style:font-name="Liberation Sans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T32" style:family="text">
      <style:text-properties style:font-name="Liberation Sans" style:text-underline-style="none" fo:font-weight="normal" style:font-name-asian="Monospace" style:font-weight-asian="normal" style:font-name-complex="Monospace" style:font-weight-complex="normal"/>
    </style:style>
    <style:style style:name="T33" style:family="text">
      <style:text-properties style:font-name="Liberation Sans" style:text-underline-style="none" style:font-name-asian="Monospace" style:font-name-complex="Monospace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-asian="Monospace"/>
    </style:style>
    <style:style style:name="T37" style:family="text">
      <style:text-properties style:font-name-complex="Monospace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font-weight-asian="bold"/>
    </style:style>
    <style:style style:name="T40" style:family="text">
      <style:text-properties style:font-weight-complex="bold"/>
    </style:style>
    <style:style style:name="T41" style:family="text">
      <style:text-properties fo:color="#000000"/>
    </style:style>
    <style:style style:name="T42" style:family="text">
      <style:text-properties fo:color="#660000"/>
    </style:style>
    <style:style style:name="T43" style:family="text">
      <style:text-properties fo:font-size="11pt"/>
    </style:style>
    <style:style style:name="T44" style:family="text">
      <style:text-properties style:font-size-asian="11pt"/>
    </style:style>
    <style:style style:name="T45" style:family="text">
      <style:text-properties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actory\InstantiateClass Class</text:p>
      <text:p text:style-name="P13"/>
      <text:p text:style-name="P19"><text:span text:style-name="T21">The </text:span><text:span text:style-name="T18">Factory\InstantiateClass</text:span><text:span text:style-name="T21"> class provides a base-class for Library Factory, and other, classes to extend. It provides the functionality to</text:span><text:span text:style-name="T29"> i</text:span><text:span text:style-name="T30">nstantiate the requested class and pass the provided parameters to the class constructor, if it exists</text:span><text:span text:style-name="T29"> </text:span></text:p>
      <text:p text:style-name="P2"/>
      <text:p text:style-name="P1">The <text:span text:style-name="T18">Factory\InstantiateClass</text:span> class is intended to be extended.</text:p>
      <text:p text:style-name="P2"/>
      <text:list xml:id="list60600003" text:style-name="L5">
        <text:list-header>
          <text:p text:style-name="P28">Design criteria and considerations</text:p>
        </text:list-header>
      </text:list>
      <text:p text:style-name="P1"/>
      <text:p text:style-name="P6">Among the design considerations for the <text:span text:style-name="T18">Factory\InstantiateClass</text:span> class are:</text:p>
      <text:p text:style-name="P1"/>
      <text:list xml:id="list1898033025" text:style-name="L1">
        <text:list-item>
          <text:p text:style-name="P18">The <text:span text:style-name="T18">Factory\InstantiateClass</text:span> class is dependent upon the following Library classes:</text:p>
        </text:list-item>
      </text:list>
      <text:list xml:id="list936612674" text:style-name="L4">
        <text:list-item>
          <text:p text:style-name="P23"><text:span text:style-name="T5">Library\Autoload</text:span><text:span text:style-name="T2"> – to load the required class file,</text:span></text:p>
        </text:list-item>
        <text:list-item>
          <text:p text:style-name="P23"><text:span text:style-name="T5">Library\Factory\Exception</text:span><text:span text:style-name="T2"> – to throw required exceptions in case of error or unexpected event;</text:span></text:p>
        </text:list-item>
        <text:list-item>
          <text:p text:style-name="P23"><text:span text:style-name="T5">Library\Error</text:span><text:span text:style-name="T2"> – to provide </text:span><text:span text:style-name="T4">error-code-name</text:span><text:span text:style-name="T2"> look-up functions.</text:span></text:p>
        </text:list-item>
      </text:list>
      <text:p text:style-name="P1"/>
      <text:p text:style-name="P22"><text:span text:style-name="T38">Coding</text:span></text:p>
      <text:p text:style-name="P1"/>
      <text:p text:style-name="P21">Class Properties</text:p>
      <text:p text:style-name="P21"><text:span text:style-name="T23"/></text:p>
      <text:p text:style-name="P21"><text:span text:style-name="T23">The Factory\InstantiateClass class contains the following properties:</text:span></text:p>
      <text:p text:style-name="P21"><text:span text:style-name="T23"/></text:p>
      <text:p text:style-name="P24"><text:span text:style-name="T19">$className</text:span><text:span text:style-name="T24"> <text:s/>= </text:span><text:span text:style-name="T26">name of the class (</text:span><text:span text:style-name="T31">$classes[$name] =&gt; $className</text:span><text:span text:style-name="T26">)</text:span></text:p>
      <text:p text:style-name="P24"><text:span text:style-name="T26"/></text:p>
      <text:p text:style-name="P24"><text:span text:style-name="T31">$class</text:span><text:span text:style-name="T26"> <text:s/>= instantiated class object</text:span></text:p>
      <text:p text:style-name="P24"><text:span text:style-name="T26"/></text:p>
      <text:p text:style-name="P26"><text:span text:style-name="T30">Class Methods</text:span></text:p>
      <text:p text:style-name="P27"><text:span text:style-name="T32"/></text:p>
      <text:p text:style-name="Table_20_Contents"><text:span text:style-name="T2">The </text:span><text:span text:style-name="T3">Factory\InstantiateClass</text:span><text:span text:style-name="T2"> class contains the following methods:</text:span></text:p>
      <text:p text:style-name="P1"/>
      <text:p text:style-name="P5">__construct</text:p>
      <text:p text:style-name="P4"/>
      <text:p text:style-name="P4">The class constructor initializes the state of the <text:span text:style-name="T18">$className</text:span> and <text:span text:style-name="T18">$class</text:span> variables..</text:p>
      <text:p text:style-name="P4"/>
      <text:p text:style-name="P35">/**</text:p>
      <text:p text:style-name="P34"><text:tab/> * __construct</text:p>
      <text:p text:style-name="P34"><text:tab/> *</text:p>
      <text:p text:style-name="P34"><text:tab/> * Class constructor</text:p>
      <text:p text:style-name="P34"><text:tab/> */</text:p>
      <text:p text:style-name="P34"><text:tab/>public function __construct()</text:p>
      <text:p text:style-name="P34"><text:tab/>{</text:p>
      <text:p text:style-name="P34"><text:tab/><text:tab/>$this-&gt;class = null;</text:p>
      <text:p text:style-name="P34"><text:tab/><text:tab/>$this-&gt;className = null;</text:p>
      <text:p text:style-name="P34"><text:tab/>}</text:p>
      <text:p text:style-name="P3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9">Example(s)</text:p>
      <text:p text:style-name="P8"><text:soft-page-break/></text:p>
      <text:p text:style-name="P8"/>
      <text:p text:style-name="P9">Source Listing</text:p>
      <text:p text:style-name="P8"/>
      <text:p text:style-name="P8">The complete class listing for the Error library class, as documented above.</text:p>
      <text:p text:style-name="P8"/>
      <text:p text:style-name="P8">Additional code:</text:p>
      <text:list xml:id="list1257027995" text:style-name="L2">
        <text:list-item>
          <text:p text:style-name="P29"><text:span text:style-name="T7">The namespace for the library project is </text:span><text:span text:style-name="T8">Library</text:span><text:span text:style-name="T7">;</text:span></text:p>
        </text:list-item>
        <text:list-item>
          <text:p text:style-name="P30">Since Exception extends the PHP Exception class, the following methods are inherited:</text:p>
        </text:list-item>
        <text:list-item>
          <text:p text:style-name="P31">getCode()<text:tab/><text:tab/>Exception code</text:p>
        </text:list-item>
        <text:list-item>
          <text:p text:style-name="P31">getMessage()<text:tab/><text:tab/>Exception method</text:p>
        </text:list-item>
        <text:list-item>
          <text:p text:style-name="P31">getFile()<text:tab/><text:tab/>Source file name</text:p>
        </text:list-item>
        <text:list-item>
          <text:p text:style-name="P31">getTrace()<text:tab/><text:tab/>An array of backtrace()</text:p>
        </text:list-item>
        <text:list-item>
          <text:p text:style-name="P31">getPrevious()<text:tab/><text:tab/>Previous exception</text:p>
        </text:list-item>
        <text:list-item>
          <text:p text:style-name="P31">getTraceAsString()<text:tab/>Formatted string of trace</text:p>
        </text:list-item>
        <text:list-item>
          <text:p text:style-name="P32">Since Exception extends the PHP Exception class, the following properties are inherited:</text:p>
        </text:list-item>
        <text:list-item>
          <text:p text:style-name="P31">$message<text:tab/><text:tab/>Exception method</text:p>
        </text:list-item>
        <text:list-item>
          <text:p text:style-name="P31">$code<text:tab/><text:tab/><text:tab/>User defined exception code</text:p>
        </text:list-item>
        <text:list-item>
          <text:p text:style-name="P31">$file<text:tab/><text:tab/><text:tab/>Source file name</text:p>
        </text:list-item>
        <text:list-item>
          <text:p text:style-name="P31">$line<text:tab/><text:tab/><text:tab/>Source line</text:p>
          <text:p text:style-name="P33"/>
          <text:p text:style-name="P33"/>
        </text:list-item>
      </text:list>
      <text:p text:style-name="P14"/>
      <text:p text:style-name="P14"/>
      <text:p text:style-name="P16">&lt;?php</text:p>
      <text:p text:style-name="P10">namespace Library;</text:p>
      <text:p text:style-name="P10"/>
      <text:p text:style-name="P10">/*</text:p>
      <text:p text:style-name="P10"><text:s/>* <text:tab/><text:tab/>Exception is copyright © 2012. EarthWalk Software.</text:p>
      <text:p text:style-name="P10"><text:s/>* <text:tab/><text:tab/>Licensed under the Academic Free License version 3.0</text:p>
      <text:p text:style-name="P10"><text:s/>* <text:tab/><text:tab/>Refer to the file named License.txt provided with the source, </text:p>
      <text:p text:style-name="P10"><text:s/>*<text:tab/><text:tab/> <text:s text:c="5"/>or from http://opensource.org/licenses/academic.php</text:p>
      <text:p text:style-name="P10"><text:s/>*/</text:p>
      <text:p text:style-name="P10">/**</text:p>
      <text:p text:style-name="P10"><text:s/>* Exception.</text:p>
      <text:p text:style-name="P10"><text:s/>*</text:p>
      <text:p text:style-name="P10"><text:s/>* Library\Exception class to extend the PHP Exception class</text:p>
      <text:p text:style-name="P10"><text:s/>* @author Jay Wheeler.</text:p>
      <text:p text:style-name="P10"><text:s/>* @version 1.0</text:p>
      <text:p text:style-name="P10"><text:s/>* @copyright © 2012. EarthWalk Software.</text:p>
      <text:p text:style-name="P10"><text:s/>* @license Licensed under the Academic Free License version 3.0</text:p>
      <text:p text:style-name="P10"><text:s/>* @package Library</text:p>
      <text:p text:style-name="P10"><text:s/>* @subpackage Exception</text:p>
      <text:p text:style-name="P10"><text:s/>*/</text:p>
      <text:p text:style-name="P10">class Exception extends \Exception</text:p>
      <text:p text:style-name="P10">{</text:p>
      <text:p text:style-name="P10"><text:tab/>/**</text:p>
      <text:p text:style-name="P10"><text:tab/> * __construct</text:p>
      <text:p text:style-name="P10"><text:tab/> *</text:p>
      <text:p text:style-name="P10"><text:tab/> * Create an exception object instance</text:p>
      <text:p text:style-name="P10"><text:tab/> * @param string $message <text:s text:c="4"/>= message to send</text:p>
      <text:p text:style-name="P10"><text:tab/> * @param integer $code <text:s text:c="6"/>= exception code</text:p>
      <text:p text:style-name="P10"><text:tab/> * @param Exception $previous = (optional) previous exception</text:p>
      <text:p text:style-name="P10"><text:tab/> * @return object instance</text:p>
      <text:p text:style-name="P10"><text:tab/> */</text:p>
      <text:p text:style-name="P10"><text:tab/>public function __construct($message, $code=0, Exception $previous=null)</text:p>
      <text:p text:style-name="P10"><text:tab/>{</text:p>
      <text:p text:style-name="P10"><text:tab/><text:tab/>if (is_numeric($message))</text:p>
      <text:p text:style-name="P10"><text:tab/><text:tab/>{</text:p>
      <text:p text:style-name="P10"><text:tab/><text:tab/><text:tab/>$code = (int)$message;</text:p>
      <text:p text:style-name="P10"><text:tab/><text:tab/><text:tab/>$message = '';</text:p>
      <text:p text:style-name="P10"><text:tab/><text:tab/>}</text:p>
      <text:p text:style-name="P10"/>
      <text:p text:style-name="P10"><text:tab/><text:tab/>if ($message == '')</text:p>
      <text:p text:style-name="P10"><text:tab/><text:tab/>{</text:p>
      <text:p text:style-name="P10"><text:tab/><text:tab/><text:tab/>$message = Error::message($code);</text:p>
      <text:p text:style-name="P10"><text:tab/><text:tab/>}</text:p>
      <text:p text:style-name="P10"/>
      <text:p text:style-name="P10"><text:tab/><text:tab/>parent::__construct($message, (int)$code, $previous);</text:p>
      <text:p text:style-name="P10"><text:tab/>}</text:p>
      <text:p text:style-name="P10">}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color="#0000ff" fo:font-size="11pt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9T20:16:12</meta:creation-date>
    <dc:date>2012-05-27T16:56:11</dc:date>
    <dc:creator>Jay </dc:creator>
    <meta:editing-duration>PT05H10M33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3" meta:paragraph-count="89" meta:word-count="419" meta:character-count="2970"/>
  </office:meta>
</office:document-meta>
</file>